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objectwithoutfill">
      <style:graphic-properties svg:stroke-width="0.102cm" draw:marker-start-width="0.61cm" draw:marker-end="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08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06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582cm" svg:height="13.567cm" svg:x="0.1cm" svg:y="0.054cm">
          <text:p/>
        </draw:rect>
        <draw:line draw:style-name="gr2" draw:text-style-name="P1" draw:layer="layout" svg:x1="1.616cm" svg:y1="12.473cm" svg:x2="1.616cm" svg:y2="0.662cm">
          <text:p/>
        </draw:line>
        <draw:line draw:style-name="gr2" draw:text-style-name="P1" draw:layer="layout" svg:x1="1.616cm" svg:y1="12.473cm" svg:x2="16.221cm" svg:y2="12.473cm">
          <text:p/>
        </draw:line>
        <draw:line draw:style-name="gr3" draw:text-style-name="P1" draw:layer="layout" svg:x1="1.616cm" svg:y1="12.473cm" svg:x2="1.616cm" svg:y2="12.727cm">
          <text:p/>
        </draw:line>
        <draw:line draw:style-name="gr3" draw:text-style-name="P1" draw:layer="layout" svg:x1="4.016cm" svg:y1="12.473cm" svg:x2="4.016cm" svg:y2="12.727cm">
          <text:p/>
        </draw:line>
        <draw:line draw:style-name="gr3" draw:text-style-name="P1" draw:layer="layout" svg:x1="6.416cm" svg:y1="12.473cm" svg:x2="6.416cm" svg:y2="12.727cm">
          <text:p/>
        </draw:line>
        <draw:line draw:style-name="gr3" draw:text-style-name="P1" draw:layer="layout" svg:x1="8.816cm" svg:y1="12.473cm" svg:x2="8.816cm" svg:y2="12.727cm">
          <text:p/>
        </draw:line>
        <draw:line draw:style-name="gr3" draw:text-style-name="P1" draw:layer="layout" svg:x1="11.216cm" svg:y1="12.473cm" svg:x2="11.216cm" svg:y2="12.727cm">
          <text:p/>
        </draw:line>
        <draw:line draw:style-name="gr3" draw:text-style-name="P1" draw:layer="layout" svg:x1="13.616cm" svg:y1="12.473cm" svg:x2="13.616cm" svg:y2="12.727cm">
          <text:p/>
        </draw:line>
        <draw:frame draw:style-name="gr4" draw:layer="layout" svg:width="0.853cm" svg:height="0.963cm" svg:x="1.271cm" svg:y="12.653cm">
          <draw:text-box>
            <text:p>0</text:p>
          </draw:text-box>
        </draw:frame>
        <draw:frame draw:style-name="gr4" draw:layer="layout" svg:width="0.853cm" svg:height="0.963cm" svg:x="3.572cm" svg:y="12.654cm">
          <draw:text-box>
            <text:p>5</text:p>
          </draw:text-box>
        </draw:frame>
        <draw:frame draw:style-name="gr5" draw:layer="layout" svg:width="1.205cm" svg:height="0.963cm" svg:x="5.873cm" svg:y="12.655cm">
          <draw:text-box>
            <text:p>10</text:p>
          </draw:text-box>
        </draw:frame>
        <draw:frame draw:style-name="gr5" draw:layer="layout" svg:width="1.205cm" svg:height="0.963cm" svg:x="8.174cm" svg:y="12.656cm">
          <draw:text-box>
            <text:p>15</text:p>
          </draw:text-box>
        </draw:frame>
        <draw:frame draw:style-name="gr5" draw:layer="layout" svg:width="1.205cm" svg:height="0.963cm" svg:x="10.575cm" svg:y="12.657cm">
          <draw:text-box>
            <text:p>20</text:p>
          </draw:text-box>
        </draw:frame>
        <draw:frame draw:style-name="gr5" draw:layer="layout" svg:width="1.205cm" svg:height="0.963cm" svg:x="13.076cm" svg:y="12.658cm">
          <draw:text-box>
            <text:p>25</text:p>
          </draw:text-box>
        </draw:frame>
        <draw:line draw:style-name="gr3" draw:text-style-name="P1" draw:layer="layout" svg:x1="16.017cm" svg:y1="12.473cm" svg:x2="16.017cm" svg:y2="12.727cm">
          <text:p/>
        </draw:line>
        <draw:frame draw:style-name="gr5" draw:layer="layout" svg:width="1.205cm" svg:height="0.963cm" svg:x="15.477cm" svg:y="12.658cm">
          <draw:text-box>
            <text:p>30</text:p>
          </draw:text-box>
        </draw:frame>
        <draw:line draw:style-name="gr3" draw:text-style-name="P1" draw:layer="layout" svg:x1="1.616cm" svg:y1="12.468cm" svg:x2="1.316cm" svg:y2="12.468cm">
          <text:p/>
        </draw:line>
        <draw:line draw:style-name="gr3" draw:text-style-name="P1" draw:layer="layout" svg:x1="1.616cm" svg:y1="10.268cm" svg:x2="1.316cm" svg:y2="10.268cm">
          <text:p/>
        </draw:line>
        <draw:line draw:style-name="gr3" draw:text-style-name="P1" draw:layer="layout" svg:x1="1.616cm" svg:y1="7.968cm" svg:x2="1.316cm" svg:y2="7.968cm">
          <text:p/>
        </draw:line>
        <draw:line draw:style-name="gr3" draw:text-style-name="P1" draw:layer="layout" svg:x1="1.616cm" svg:y1="5.668cm" svg:x2="1.316cm" svg:y2="5.668cm">
          <text:p/>
        </draw:line>
        <draw:line draw:style-name="gr3" draw:text-style-name="P1" draw:layer="layout" svg:x1="1.616cm" svg:y1="3.368cm" svg:x2="1.316cm" svg:y2="3.368cm">
          <text:p/>
        </draw:line>
        <draw:line draw:style-name="gr3" draw:text-style-name="P1" draw:layer="layout" svg:x1="1.616cm" svg:y1="1.068cm" svg:x2="1.316cm" svg:y2="1.068cm">
          <text:p/>
        </draw:line>
        <draw:frame draw:style-name="gr6" draw:layer="layout" svg:width="1.531cm" svg:height="0.988cm" svg:x="0.04cm" svg:y="11.893cm">
          <draw:text-box>
            <text:p>10<text:span text:style-name="T1">-5</text:span></text:p>
          </draw:text-box>
        </draw:frame>
        <draw:frame draw:style-name="gr6" draw:layer="layout" svg:width="1.531cm" svg:height="0.988cm" svg:x="0.041cm" svg:y="9.693cm">
          <draw:text-box>
            <text:p>10<text:span text:style-name="T1">-4</text:span></text:p>
          </draw:text-box>
        </draw:frame>
        <draw:frame draw:style-name="gr6" draw:layer="layout" svg:width="1.531cm" svg:height="0.988cm" svg:x="0.042cm" svg:y="7.393cm">
          <draw:text-box>
            <text:p>10<text:span text:style-name="T1">-3</text:span></text:p>
          </draw:text-box>
        </draw:frame>
        <draw:frame draw:style-name="gr6" draw:layer="layout" svg:width="1.531cm" svg:height="0.988cm" svg:x="0.043cm" svg:y="5.093cm">
          <draw:text-box>
            <text:p>10<text:span text:style-name="T1">-2</text:span></text:p>
          </draw:text-box>
        </draw:frame>
        <draw:frame draw:style-name="gr6" draw:layer="layout" svg:width="1.531cm" svg:height="0.988cm" svg:x="0.044cm" svg:y="2.793cm">
          <draw:text-box>
            <text:p>10<text:span text:style-name="T1">-1</text:span></text:p>
          </draw:text-box>
        </draw:frame>
        <draw:frame draw:style-name="gr7" draw:layer="layout" svg:width="1.408cm" svg:height="0.988cm" svg:x="0.045cm" svg:y="0.493cm">
          <draw:text-box>
            <text:p>10<text:span text:style-name="T1">0</text:span></text:p>
          </draw:text-box>
        </draw:frame>
        <draw:custom-shape draw:style-name="gr8" draw:text-style-name="P1" draw:layer="layout" svg:width="0.381cm" svg:height="0.381cm" svg:x="1.444cm" svg:y="1.837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8" draw:text-style-name="P1" draw:layer="layout" svg:width="0.381cm" svg:height="0.381cm" svg:x="3.844cm" svg:y="2.237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8" draw:text-style-name="P1" draw:layer="layout" svg:width="0.381cm" svg:height="0.381cm" svg:x="6.244cm" svg:y="3.137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8" draw:text-style-name="P1" draw:layer="layout" svg:width="0.381cm" svg:height="0.381cm" svg:x="8.644cm" svg:y="4.637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8" draw:text-style-name="P1" draw:layer="layout" svg:width="0.381cm" svg:height="0.381cm" svg:x="11.044cm" svg:y="6.537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8" draw:text-style-name="P1" draw:layer="layout" svg:width="0.381cm" svg:height="0.381cm" svg:x="13.444cm" svg:y="8.837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8" draw:text-style-name="P1" draw:layer="layout" svg:width="0.381cm" svg:height="0.381cm" svg:x="15.844cm" svg:y="11.837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3" draw:text-style-name="P1" draw:layer="layout" svg:x1="1.616cm" svg:y1="2.059cm" svg:x2="4.11cm" svg:y2="2.44cm">
          <text:p/>
        </draw:line>
        <draw:line draw:style-name="gr3" draw:text-style-name="P1" draw:layer="layout" svg:x1="4.029cm" svg:y1="2.441cm" svg:x2="6.477cm" svg:y2="3.302cm">
          <text:p/>
        </draw:line>
        <draw:line draw:style-name="gr3" draw:text-style-name="P1" draw:layer="layout" svg:x1="6.477cm" svg:y1="3.302cm" svg:x2="8.89cm" svg:y2="4.826cm">
          <text:p/>
        </draw:line>
        <draw:line draw:style-name="gr3" draw:text-style-name="P1" draw:layer="layout" svg:x1="8.89cm" svg:y1="4.826cm" svg:x2="11.222cm" svg:y2="6.731cm">
          <text:p/>
        </draw:line>
        <draw:line draw:style-name="gr3" draw:text-style-name="P1" draw:layer="layout" svg:x1="11.222cm" svg:y1="6.731cm" svg:x2="13.589cm" svg:y2="9.017cm">
          <text:p/>
        </draw:line>
        <draw:line draw:style-name="gr3" draw:text-style-name="P1" draw:layer="layout" svg:x1="13.589cm" svg:y1="9.017cm" svg:x2="16.048cm" svg:y2="12.092cm">
          <text:p/>
        </draw:line>
        <draw:frame draw:style-name="gr9" draw:layer="layout" svg:width="2.868cm" svg:height="0.963cm" svg:x="12.418cm" svg:y="11.33cm">
          <draw:text-box>
            <text:p>SIR [dB]</text:p>
          </draw:text-box>
        </draw:frame>
        <draw:frame draw:style-name="gr10" draw:layer="layout" svg:width="1.806cm" svg:height="0.963cm" svg:x="1.616cm" svg:y="3.202cm">
          <draw:text-box>
            <text:p>B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06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H1M17S</meta:editing-duration>
    <meta:editing-cycles>15</meta:editing-cycles>
    <meta:generator>OpenOffice/4.1.4$Win32 OpenOffice.org_project/414m5$Build-9788</meta:generator>
    <dc:date>2018-01-16T12:30:31.32</dc:date>
    <dc:creator>Pawel Gburzynski</dc:creator>
    <meta:document-statistic meta:object-count="44"/>
  </office:meta>
</office:document-meta>
</file>